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02ce" officeooo:paragraph-rsid="00120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Mikkolainen</meta:initial-creator>
    <meta:creation-date>2017-02-02T12:18:13.659602852</meta:creation-date>
    <dc:date>2017-02-02T12:20:24.784032625</dc:date>
    <dc:creator>Heikki Mikkolainen</dc:creator>
    <meta:editing-duration>PT2M11S</meta:editing-duration>
    <meta:editing-cycles>1</meta:editing-cycles>
    <meta:generator>LibreOffice/5.0.6.2$Linux_X86_64 LibreOffice_project/0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